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<text:span text:style-name="T2">Este es mi Primer trabajo realizado en un repositorio y fue creado el día 01-06-2022 a las 22:06 hor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rancisco orellana</meta:initial-creator>
    <dc:creator>francisco orellana</dc:creator>
    <meta:creation-date>2022-06-02T02:05:00Z</meta:creation-date>
    <dc:date>2022-06-02T02:08:00Z</dc:date>
    <meta:template xlink:href="Normal" xlink:type="simple"/>
    <meta:editing-cycles>1</meta:editing-cycles>
    <meta:editing-duration>PT180S</meta:editing-duration>
    <meta:document-statistic meta:page-count="1" meta:paragraph-count="1" meta:word-count="15" meta:character-count="102" meta:row-count="1" meta:non-whitespace-character-count="88"/>
  </office:meta>
</office:document-meta>
</file>